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Nimbus Sans" fo:font-size="12pt" fo:font-weight="normal" officeooo:rsid="00129814" officeooo:paragraph-rsid="0013c41a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Nimbus Sans" fo:font-size="12pt" fo:font-weight="normal" officeooo:rsid="000e930a" officeooo:paragraph-rsid="000e930a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Nimbus Sans" fo:font-size="12pt" fo:font-weight="normal" officeooo:rsid="00149f00" officeooo:paragraph-rsid="00149f00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officeooo:rsid="0014efb0" officeooo:paragraph-rsid="0014efb0"/>
    </style:style>
    <style:style style:name="P5" style:family="paragraph" style:parent-style-name="Standard">
      <style:text-properties style:font-name="Nimbus Sans" fo:font-size="12pt" fo:font-weight="normal" officeooo:rsid="0014efb0" officeooo:paragraph-rsid="0014efb0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Nimbus Sans" fo:font-size="12pt" fo:font-style="italic" fo:font-weight="normal" officeooo:rsid="0015eb26" officeooo:paragraph-rsid="0015eb26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style:font-name="Nimbus Sans" fo:font-size="16pt" fo:font-weight="bold" officeooo:rsid="00149f00" officeooo:paragraph-rsid="00149f00" style:font-size-asian="16pt" style:font-weight-asian="bold" style:font-size-complex="16pt" style:font-weight-complex="bold"/>
    </style:style>
    <style:style style:name="T1" style:family="text">
      <style:text-properties style:font-name="Nimbus Sans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Nimbus Sans" fo:font-size="12pt" fo:font-weight="normal" officeooo:rsid="0013c41a" style:font-size-asian="10.5pt" style:font-weight-asian="normal" style:font-size-complex="12pt" style:font-weight-complex="normal"/>
    </style:style>
    <style:style style:name="T3" style:family="text">
      <style:text-properties officeooo:rsid="0014efb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hocolate Chip Cookies</text:p>
      <text:p text:style-name="P6">by Brooke Warman</text:p>
      <text:p text:style-name="P2"/>
      <text:p text:style-name="P3">4 <text:tab/><text:tab/>Eggs</text:p>
      <text:p text:style-name="P3">1 lb.<text:tab/><text:tab/>Butter, <text:span text:style-name="T3">unsalted</text:span></text:p>
      <text:p text:style-name="P3">1 ½ c.<text:tab/><text:tab/>White sugar</text:p>
      <text:p text:style-name="P3">1 ½ c.<text:tab/><text:tab/>Brown sugar</text:p>
      <text:p text:style-name="P3">2 t.<text:tab/><text:tab/>Vanilla</text:p>
      <text:p text:style-name="P3">2 t.<text:tab/><text:tab/>Baking soda</text:p>
      <text:p text:style-name="P3">1 t.<text:tab/><text:tab/>Salt</text:p>
      <text:p text:style-name="P3">6 c.<text:tab/><text:tab/>Flour</text:p>
      <text:p text:style-name="P5">11 – 12 oz.<text:tab/>Chocolate chips</text:p>
      <text:p text:style-name="P1"/>
      <text:list xml:id="list2859123497" text:style-name="L1">
        <text:list-item>
          <text:p text:style-name="P4"><text:span text:style-name="T2">P</text:span><text:span text:style-name="T1">reheat oven to 375.</text:span></text:p>
        </text:list-item>
        <text:list-item>
          <text:p text:style-name="P4"><text:span text:style-name="T2">C</text:span><text:span text:style-name="T1">ream eggs, butter, both sugars. </text:span></text:p>
        </text:list-item>
        <text:list-item>
          <text:p text:style-name="P4"><text:span text:style-name="T1">Mix in vanilla, baking soda, and salt.</text:span></text:p>
        </text:list-item>
        <text:list-item>
          <text:p text:style-name="P4"><text:span text:style-name="T1">Gradually incorporate flour (1 cup at a time).</text:span></text:p>
        </text:list-item>
        <text:list-item>
          <text:p text:style-name="P4"><text:span text:style-name="T1">Drop individual cookies on to cookie sheets.</text:span></text:p>
        </text:list-item>
        <text:list-item>
          <text:p text:style-name="P4"><text:span text:style-name="T1">Bake for 10 minutes.</text:span></text:p>
        </text:list-item>
        <text:list-item>
          <text:p text:style-name="P4"><text:span text:style-name="T1">Let sit on top of oven for 5 minutes.</text:span></text:p>
        </text:list-item>
        <text:list-item>
          <text:p text:style-name="P4"><text:span text:style-name="T1">Move cookies to cooling rack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0T11:07:56.049990266</meta:creation-date>
    <dc:date>2022-10-13T09:28:51.660990718</dc:date>
    <meta:editing-duration>PT1H25M43S</meta:editing-duration>
    <meta:editing-cycles>10</meta:editing-cycles>
    <meta:generator>LibreOffice/7.4.1.2$Linux_X86_64 LibreOffice_project/3c58a8f3a960df8bc8fd77b461821e42c061c5f0</meta:generator>
    <meta:document-statistic meta:table-count="0" meta:image-count="0" meta:object-count="0" meta:page-count="1" meta:paragraph-count="19" meta:word-count="97" meta:character-count="460" meta:non-whitespace-character-count="379"/>
  </office:meta>
</office:document-meta>
</file>